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6462" officeooo:paragraph-rsid="0015646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officeooo:rsid="00156462" officeooo:paragraph-rsid="0015646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967cf" officeooo:paragraph-rsid="001967c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967cf" officeooo:paragraph-rsid="001967c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967cf" officeooo:paragraph-rsid="001967c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967cf" officeooo:paragraph-rsid="001967c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967cf" officeooo:paragraph-rsid="001967c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967cf" officeooo:paragraph-rsid="001967c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967cf" officeooo:paragraph-rsid="001a2d0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967cf" officeooo:paragraph-rsid="001c529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paragraph-rsid="001d9bb5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1de616" officeooo:paragraph-rsid="001ec2df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1de616" officeooo:paragraph-rsid="00247ef4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1ec2df" officeooo:paragraph-rsid="001ec2df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20f9d2" officeooo:paragraph-rsid="0020f9d2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officeooo:rsid="0021ac86" officeooo:paragraph-rsid="0021ac86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2b4bb1" officeooo:paragraph-rsid="002b4bb1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2adb3e" officeooo:paragraph-rsid="002adb3e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2adb3e" officeooo:paragraph-rsid="002adb3e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2b4bb1" officeooo:paragraph-rsid="002b4bb1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2b4bb1" officeooo:paragraph-rsid="002b4bb1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1de616" officeooo:paragraph-rsid="001de616" style:font-size-asian="12pt" style:font-size-complex="12pt"/>
    </style:style>
    <style:style style:name="P23" style:family="paragraph" style:parent-style-name="Header">
      <style:text-properties officeooo:rsid="00156462" officeooo:paragraph-rsid="00156462"/>
    </style:style>
    <style:style style:name="T1" style:family="text">
      <style:text-properties officeooo:rsid="0017b89d"/>
    </style:style>
    <style:style style:name="T2" style:family="text">
      <style:text-properties officeooo:rsid="001a2d05"/>
    </style:style>
    <style:style style:name="T3" style:family="text">
      <style:text-properties officeooo:rsid="001c2b14"/>
    </style:style>
    <style:style style:name="T4" style:family="text">
      <style:text-properties officeooo:rsid="001cf31d"/>
    </style:style>
    <style:style style:name="T5" style:family="text">
      <style:text-properties fo:font-weight="normal" officeooo:rsid="001967cf" style:font-size-asian="12pt" style:font-weight-asian="normal" style:font-size-complex="12pt" style:font-weight-complex="normal"/>
    </style:style>
    <style:style style:name="T6" style:family="text">
      <style:text-properties fo:font-weight="normal" officeooo:rsid="001d9bb5" style:font-size-asian="12pt" style:font-weight-asian="normal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d9bb5" style:font-weight-asian="normal" style:font-weight-complex="normal"/>
    </style:style>
    <style:style style:name="T9" style:family="text">
      <style:text-properties fo:font-weight="normal" officeooo:rsid="001de616" style:font-weight-asian="normal" style:font-weight-complex="normal"/>
    </style:style>
    <style:style style:name="T10" style:family="text">
      <style:text-properties style:font-size-asian="12pt" style:font-size-complex="12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super 58%" fo:font-style="normal" style:font-style-asian="normal" style:font-style-complex="normal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style="normal" style:font-style-asian="normal" style:font-style-complex="normal"/>
    </style:style>
    <style:style style:name="T16" style:family="text">
      <style:text-properties style:text-position="0% 100%" fo:font-style="normal" officeooo:rsid="002cd452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INF404 : <text:span text:style-name="T1">Interpréteur</text:span></text:p>
      <text:p text:style-name="P2"/>
      <text:p text:style-name="P4">Introduction :</text:p>
      <text:p text:style-name="P6"/>
      <text:p text:style-name="P3">Notre programme est un interpréteur se basant sur les consignes données dans le TP5. Cette interpréteur permet d’effectuer des calculs. Les résultat d’un calcul est lui stocké dans une variable.</text:p>
      <text:p text:style-name="P3"/>
      <text:p text:style-name="P5">Fonctionnalités :</text:p>
      <text:p text:style-name="P7"/>
      <text:p text:style-name="P8">Notre interpréteur accueil le langage suivant : </text:p>
      <text:p text:style-name="P9"><text:span text:style-name="T2">- L</text:span>es identificateurs (IDF) : <text:span text:style-name="T2">Une lettre ou une suite de lettres.</text:span></text:p>
      <text:p text:style-name="P9"><text:span text:style-name="T2">- L</text:span>e symbole d’affectation (AFF) : <text:span text:style-name="T2">Le symbole ’=’.</text:span></text:p>
      <text:p text:style-name="P9"><text:span text:style-name="T3">- L</text:span>e symbole s<text:span text:style-name="T3">é</text:span>parant deux affectations (SEPAFF) : <text:span text:style-name="T3">Le symbole ’;’.</text:span></text:p>
      <text:p text:style-name="P10">- <text:span text:style-name="T3">Les nombres (ENTIER) : Une suite de chiffre (0 à 9) formante un nombre.</text:span></text:p>
      <text:p text:style-name="P10"><text:span text:style-name="T3">- Les symboles d’opérations (PLUS, MOINS, MUL, DIV) : Les symboles permettant d’effectuer des calculs entre 2 nombres. Les symboles disponibles sont les suivants : ‘+’ , ‘-’ , ‘*’ , ‘/’.</text:span></text:p>
      <text:p text:style-name="P10">- <text:span text:style-name="T4">Les parenthèses (PARO et PARF) : permettent de créer une mécanique de priorité dans une expression, elles sont représentées par les symboles suivant : ‘(‘ , ‘)’.</text:span></text:p>
      <text:p text:style-name="P11"><text:span text:style-name="T5">- </text:span><text:span text:style-name="T6">La fin de séquence (FIN_SEQUENCE) : Est représentée par le symbole ‘</text:span><text:span text:style-name="T10">ε</text:span><text:span text:style-name="T6">’, elle désigne la fin de l’expression.</text:span></text:p>
      <text:p text:style-name="P11"><text:span text:style-name="T6"/></text:p>
      <text:p text:style-name="P22"><text:span text:style-name="T8">G</text:span><text:span text:style-name="T7">rammaire du langage : </text:span></text:p>
      <text:p text:style-name="P13"><text:span text:style-name="T7"><text:tab/><text:tab/><text:tab/>eag→seq_terme</text:span></text:p>
      <text:p text:style-name="P13"><text:span text:style-name="T7"><text:tab/><text:tab/> seq_terme→terme suite_seq_terme</text:span></text:p>
      <text:p text:style-name="P12"><text:span text:style-name="T7"><text:tab/> <text:s text:c="2"/>suite_seq_terme→op1 terme suite_seq_terme</text:span></text:p>
      <text:p text:style-name="P12"><text:span text:style-name="T7"><text:tab/> <text:s text:c="2"/>suite_seq_terme→ε</text:span></text:p>
      <text:p text:style-name="P12"><text:span text:style-name="T7"><text:tab/><text:tab/> <text:s text:c="7"/>terme→seq_facteur</text:span></text:p>
      <text:p text:style-name="P12"><text:span text:style-name="T7"><text:tab/><text:tab/>seqfacteur→facteur suite_seq_facteur</text:span></text:p>
      <text:p text:style-name="P12"><text:span text:style-name="T7"><text:tab/>suite_seq_facteur→op2 facteur suite_seq_facteur</text:span></text:p>
      <text:p text:style-name="P12"><text:span text:style-name="T7"><text:tab/>suite_seq_facteur→ε</text:span></text:p>
      <text:p text:style-name="P12"><text:span text:style-name="T7"><text:tab/><text:tab/> <text:s text:c="4"/>facteur→</text:span><text:span text:style-name="T12">ENTIER</text:span></text:p>
      <text:p text:style-name="P12"><text:span text:style-name="T7"><text:tab/><text:tab/> <text:s text:c="4"/>facteur→</text:span><text:span text:style-name="T12">PARO</text:span><text:span text:style-name="T7"> eag </text:span><text:span text:style-name="T12">PARF</text:span></text:p>
      <text:p text:style-name="P15"><text:span text:style-name="T7"><text:tab/><text:tab/> <text:s text:c="4"/>facteur→ </text:span><text:span text:style-name="T12">IDF</text:span></text:p>
      <text:p text:style-name="P15"><text:span text:style-name="T7"><text:tab/><text:tab/> <text:s text:c="10"/>aff → </text:span><text:span text:style-name="T12">IDF AFF </text:span><text:span text:style-name="T7">eag </text:span><text:span text:style-name="T12">SEPAFF</text:span></text:p>
      <text:p text:style-name="P16"><text:span text:style-name="T7"><text:tab/><text:tab/> <text:s text:c="4"/>seq_aff→ aff seq_aff</text:span></text:p>
      <text:p text:style-name="P16"><text:span text:style-name="T7"><text:tab/><text:tab/> <text:s text:c="4"/>seq_aff→ </text:span><text:span text:style-name="T9">ε</text:span></text:p>
      <text:p text:style-name="P12"><text:span text:style-name="T7"><text:tab/><text:tab/> <text:s text:c="10"/>op1→</text:span><text:span text:style-name="T12">PLUS</text:span></text:p>
      <text:p text:style-name="P12"><text:span text:style-name="T7"><text:tab/><text:tab/> <text:s text:c="10"/>op1→</text:span><text:span text:style-name="T12">MOINS</text:span></text:p>
      <text:p text:style-name="P12"><text:span text:style-name="T7"><text:tab/><text:tab/> <text:s text:c="10"/>op2→</text:span><text:span text:style-name="T12">MUL</text:span></text:p>
      <text:p text:style-name="P14"><text:span text:style-name="T7"><text:tab/><text:tab/> <text:s text:c="10"/>op2→</text:span><text:span text:style-name="T12">DIV</text:span></text:p>
      <text:p text:style-name="P14"><text:span text:style-name="T12"/></text:p>
      <text:p text:style-name="P18"><text:span text:style-name="T11">Exemple et résultats :</text:span></text:p>
      <text:p text:style-name="P19"><text:span text:style-name="T11"/></text:p>
      <text:p text:style-name="P20"><text:span text:style-name="T11">Voici deux exemple d’exécution de notre programme avec leurs fichiers d’entrées respectifs et le résultat obtenue :</text:span></text:p>
      <text:p text:style-name="P20"><text:span text:style-name="T11"/></text:p>
      <text:p text:style-name="P21"><text:span text:style-name="T11">1</text:span><text:span text:style-name="T13">ère</text:span><text:span text:style-name="T15"> exécution :</text:span></text:p>
      <text:p text:style-name="P17"><text:span text:style-name="T15">Fichier d’entrée </text:span><text:span text:style-name="T16">(entree_simple.txt) </text:span><text:span text:style-name="T15">:</text:span></text:p>
      <text:p text:style-name="P17"><text:span text:style-name="T15"><text:tab/>toto = 4 + 2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6462" officeooo:paragraph-rsid="001564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ERTRAMOND Camille<text:tab/><text:tab/>COLLOMB Sulliva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8:35:32.956298006</meta:creation-date>
    <dc:date>2021-04-29T19:20:19.146946898</dc:date>
    <meta:editing-duration>PT44M38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1" meta:paragraph-count="37" meta:word-count="247" meta:character-count="1759" meta:non-whitespace-character-count="1417"/>
  </office:meta>
</office:document-meta>
</file>